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B4000025D578D99F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Note méthodologique</text:h>
      <text:p text:style-name="P1"/>
      <text:h text:style-name="Heading_20_2" text:outline-level="2">I/ Méthodologie d’entraînement du modèle</text:h>
      <text:p text:style-name="Text_20_body"><text:tab/>Dans le but de crée le modèle de classification binaire, en vue de décider de la capacité de remboursement d'un client, nous avons du tout d’abord choisir le bon algorithme de classification.</text:p>
      <text:p text:style-name="Text_20_body"><text:tab/>Pour cela, nous avons utilisé Mlflow qui permet de garder en mémoire les différentes propriété de chaque modèle testé. Nous avons testé plusieurs algorithme avec plusieurs paramètres d'entrée. La qualité était jugée avant tout sur le bankscore (voir III) et sur l'accuracy.</text:p>
      <text:p text:style-name="Text_20_body"><text:tab/>Ainsi, nous nous sommes arrêtés sur un classificateur basé sur le Gradient Booster, après avoir étudié les performances de l'ensemble des modèles :</text:p>
      <text:p text:style-name="Text_20_body"><draw:frame draw:style-name="fr1" draw:name="images1" text:anchor-type="paragraph" svg:x="-0.032cm" svg:y="0.233cm" svg:width="17cm" svg:height="6.324cm" draw:z-index="1"><draw:image xlink:href="Pictures/20000007000065B4000025D578D99F56.svm" xlink:type="simple" xlink:show="embed" xlink:actuate="onLoad"/></draw:frame></text:p>
      <text:p text:style-name="Text_20_body"><text:tab/>Les modèles présentant le meilleur score tout en ayant une accuracy correcte étaient tous basé sur le gradient booster (à l’exception de quelques bagging et randomforest). </text:p>
      <text:p text:style-name="Text_20_body"><text:tab/>Dans un second temps, nous avons optimisé les paramètres de celui-ci avec une validation croisée sur 4 paramètres : learning rate, n_estimator, max_features, et max_depth. Nous avons également ajouté une recherche du meilleur seuil (threshold) : en utilisant le .predict_proba, l'algorithme nous donne la probabilité d’appartenir à l'une des deux classe. Cependant, le meilleur bankscore n'est pas forcément atteint si l'on choisit 0,5 comme seuil de décision. Il s'avère qu'avec la méthode utilisé pour gérer les classes non homogènes (92% de négatif pour 8% de positif, voir II), le seuil de 0,5 était convenable pour la suite du projet.</text:p>
      <text:p text:style-name="Text_20_body"><text:tab/>Nous en arrivons donc finalement avec le modèle simple suivant :</text:p>
      <text:h text:style-name="Heading_20_2" text:outline-level="2"><text:s/></text:h>
      <text:p text:style-name="Text_20_body"><text:s/></text:p>
      <text:p text:style-name="Text_20_body"/>
      <text:p text:style-name="Text_20_body"><text:s/></text:p>
      <text:p text:style-name="Text_20_body"><text:s/></text:p>
      <text:p text:style-name="Text_20_body"/>
      <text:h text:style-name="Heading_20_2" text:outline-level="2"><text:soft-page-break/>II/ Traitement du déséquilibre des classes</text:h>
      <text:p text:style-name="Text_20_body"><text:tab/>Comme vu précédement, les classes à prédire sont très déséquilibrés, et si on ne prend pas en compte ce problème, les algorithmes de prédiction font un plutôt mauvais travail. </text:p>
      <text:p text:style-name="Text_20_body"><text:tab/>Sans traitement des classes, les modèles utilisant le .predict donnant 0 ou 1 en sortie font l'erreur de prédire tout le monde dans la classe majoritaire, obtenant ainsi un accuracy score de 0,92%, comme le ferait un dummie classifieur.</text:p>
      <text:p text:style-name="Text_20_body"><text:tab/>Une première idée serait de définir un score customisé pour éviter d'évaluer la qualité de la prédiction sur seul l'accuracy lors du fitting du modèle (voir III). Cependant, il est assez laborieux d'implémenter un scoring personnalisé dans certains algorithmes de classification.</text:p>
      <text:p text:style-name="Text_20_body"><text:tab/>Une seconde idée serait de copier les données des classes positive jusqu'à en avoir autant que de classe négative. Le module « imblearn » permet cela en créant de nouvelles données classé positive très proche de données existantes. </text:p>
      <text:p text:style-name="Text_20_body"><text:tab/>Une dernière idée plus simple d'utilisation est d'utiliser le paramètre « sample weight » proposé dans le .fit de l'ensemble des modèles : on associe à chaque classe un coefficient représentant l'importance que l'algorithme doit accorder à l'observation. En pratique, c'est lors de l'évaluation de la fonction de perte que ces poids sont pris en compte, les erreurs de prédictions sur les classes au plus haut coefficient auront plus d'importances que les plus petit coefficients.</text:p>
      <text:p text:style-name="P2"><text:tab/>Ce coefficient a été calculé avec la distribution souhaité finale (50%) et la distribution de la classe en l'état actuel (ici 92% de négatifs, et 8% de positifs) : </text:p>
      <text:p text:style-name="P1"><text:tab/><draw:frame draw:style-name="fr2" draw:name="Objet1" text:anchor-type="as-char" svg:y="-0.619cm" svg:width="7.131cm" svg:height="0.998cm" draw:z-index="0"><draw:object xlink:href="./Object 1" xlink:type="simple" xlink:show="embed" xlink:actuate="onLoad"/><draw:image xlink:href="./ObjectReplacements/Object 1" xlink:type="simple" xlink:show="embed" xlink:actuate="onLoad"/></draw:frame></text:p>
      <text:p text:style-name="Text_20_body"/>
      <text:h text:style-name="Heading_20_2" text:outline-level="2">III/Coût métier</text:h>
      <text:p text:style-name="Text_20_body"><text:tab/>Comme vu au I et II, l'accuracy ne nous intéresse que partiellement. En effet, le but de la classification est de déterminer quel modèle rapportera le plus d'argent à la banque. </text:p>
      <text:p text:style-name="Text_20_body"><text:tab/>Il nous a été donné comme information qu'un client auquel on donne le prêt (prédit positif) alors qu'il n'est pas capable de le rembourser (réellement négatif) coûte 10 fois plus cher qu'un client qui est capable de rembourser le prêt (réellement positif) à qui on ne l'a pas donné (prédit négatif). </text:p>
      <text:p text:style-name="Text_20_body"><text:tab/>Si on ne donne le prêt à personne, la banque ne gagne pas d'argent et n'en perds pas. Il y a cependant un manque à gagner sur les clients potentiellement capable de rembourser. On va donc définir une fonction « bankscore » qui calcule 10xFP + FN (faux positif et faux négatifs).</text:p>
      <text:p text:style-name="Text_20_body"><text:tab/>En se plaçant de nouveau dans l'optique de refuser tout les crédit, on obtient un score à battre : tout score plus bas que celui là présentera plus de bénéfice pour la banque. L'accuracy score pourra être plus faible que les 92% mais la banque sera quand même gagnante au final.</text:p>
      <text:p text:style-name="Text_20_body"><text:tab/>Ainsi, lors de la validation croisée, on choisit de prendre ce score en compte comme métrique d'évaluation de la qualité, nous assurant le modèle le plus intéressant pour les intérêts de la banque.</text:p>
      <text:p text:style-name="Text_20_body"><text:s/></text:p>
      <text:p text:style-name="Text_20_body"><text:s/></text:p>
      <text:p text:style-name="Text_20_body"><text:s/></text:p>
      <text:h text:style-name="Heading_20_2" text:outline-level="2"><text:soft-page-break/>IV/ Data Drift</text:h>
      <text:p text:style-name="Text_20_body"><text:tab/>Nous entraînons les modèles sur des données d'environs 300 000 clients. Lors de l'entrée de nouveaux clients dans le modèle, nous pouvons observer des différences dans le nouvel échantillon, par exemple sur les distributions de leurs features par rapport à ce sur quoi le modèle s'est entraîné. </text:p>
      <text:p text:style-name="Text_20_body"><text:tab/>L'étude des distributions des features sur les anciens et nouveaux individus est traité à l'aide d'evidently, dont voici <text:a xlink:type="simple" xlink:href="https://rawcdn.githack.com/EBoss819/Scoring-model-Project/7ef66bf0e80b74bbc69683597bfb6f71fcacdd17/drift.html" text:style-name="Internet_20_link" text:visited-style-name="Visited_20_Internet_20_Link">les résultats</text:a>.</text:p>
      <text:p text:style-name="Text_20_body"><text:tab/>En dehors d'un léger drift repéré sur 5 features dont 3 principales (AMT good price, credit et annuity) on vois sur les graphique que c'est principalement dû à l'étendue statistique plutôt qu'a une distribution sensiblement différente.</text:p>
      <text:h text:style-name="Heading_20_2" text:outline-level="2">V/ Synthèse des résultats</text:h>
      <text:p text:style-name="Text_20_body"><text:tab/>On se retrouve avec un modèle final ayant un bankscore proche de celui obtenu en refusant l'ensemble des clients, en proposant pour autant 6% de clients positifs (contre 8% réellement positif).</text:p>
      <text:p text:style-name="Text_20_body"><text:tab/>La matrice de confusion du modèle final montre bien qu'on a minimisé les faux positifs :</text:p>
      <text:p text:style-name="Text_20_body"/>
      <text:p text:style-name="Text_20_body"><text:tab/>En contrepartie, on observe beaucoup de clients (autour de 6000) qui auraient pu obtenir un crédit mais qui seront les dommages collatéraux de notre modèle.</text:p>
      <text:h text:style-name="Heading_20_2" text:outline-level="2">VI/ Shap values locales et globales</text:h>
      <text:p text:style-name="Text_20_body"><text:tab/>Pour les Shap values, nous avons été face à un problème :</text:p>
      <text:p text:style-name="Text_20_body"><text:tab/>Avec un modèle de gradient booster avec un max_depth &lt; 15, les Shap values sont calculées correctement. Cependant, dès que l'on dépasse 15, la mise en place des Shap values fait tout simplement crasher python.exe. Le problème viens d'un fichier nommé tree_shap.h qui en prenant de trop grande valeurs de max_depth se retrouve à chercher un indice supérieur à 30 millions dans un tableau bien trop petit.</text:p>
      <text:p text:style-name="Text_20_body"><text:tab/>Ainsi, nous avons du adapter ce fichier pour faire tourner les shap values de notre modèle.</text:p>
      <text:p text:style-name="Text_20_body"><text:tab/>Voici premièrement les values globales, sur l'ensemble des individus :</text:p>
      <text:p text:style-name="Text_20_body"><text:tab/>Pour les valeurs locales, par individus, je vous invite à consulter le dashboard crée pour le projet sur <text:a xlink:type="simple" xlink:href="http://20.111.52.120:8050/" text:style-name="Internet_20_link" text:visited-style-name="Visited_20_Internet_20_Link">http://20.111.52.120:8050/</text:a></text:p>
      <text:h text:style-name="Heading_20_2" text:outline-level="2">VII/ Axes d'améliorations</text:h>
      <text:p text:style-name="P2"><text:tab/>La première amélioration serait d'utiliser des services cloud pour la recherche du modèle et le gridsearch. En effet, le temps que les algorithmes mettent à tourner est très longue (100 odèles stoqués dans mlflow =48h non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Bossut</meta:initial-creator>
    <meta:creation-date>2023-07-23T12:33:03.02</meta:creation-date>
    <dc:date>2023-07-29T03:20:57.83</dc:date>
    <dc:creator>Eric Bossut</dc:creator>
    <meta:editing-duration>P1DT16H40M50S</meta:editing-duration>
    <meta:editing-cycles>3</meta:editing-cycles>
    <meta:generator>OpenOffice/4.1.2$Win32 OpenOffice.org_project/412m3$Build-9782</meta:generator>
    <meta:document-statistic meta:table-count="0" meta:image-count="1" meta:object-count="1" meta:page-count="3" meta:paragraph-count="45" meta:word-count="1069" meta:character-count="6618"/>
  </office:meta>
</office:document-meta>
</file>

<file path=Object 1/content.xml><?xml version="1.0" encoding="utf-8"?>
<math xmlns="http://www.w3.org/1998/Math/MathML">
  <semantics>
    <mrow>
      <mi mathvariant="italic">Sample</mi>
      <mrow>
        <mi mathvariant="italic">Weight</mi>
        <mo stretchy="false">=</mo>
        <mfrac>
          <mrow>
            <mi mathvariant="italic">distribution</mi>
            <mi mathvariant="italic">souhaitée</mi>
          </mrow>
          <mrow>
            <mi mathvariant="italic">distribution</mi>
            <mi mathvariant="italic">de</mi>
            <mi mathvariant="italic">la</mi>
            <mi mathvariant="italic">classe</mi>
          </mrow>
        </mfrac>
      </mrow>
    </mrow>
    <annotation encoding="StarMath 5.0">Sample Weight = {distribution souhaitée}over{distribution de la classe}</annotation>
  </semantics>
</math>
</file>